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officeooo:rsid="000c653a" officeooo:paragraph-rsid="000c653a"/>
    </style:style>
    <style:style style:name="P8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e61cf" style:font-weight-asian="normal" style:font-weight-complex="normal"/>
    </style:style>
    <style:style style:name="T5" style:family="text">
      <style:text-properties fo:font-weight="normal" officeooo:rsid="000fdfaf" style:font-weight-asian="normal" style:font-weight-complex="normal"/>
    </style:style>
    <style:style style:name="T6" style:family="text">
      <style:text-properties fo:font-weight="normal" officeooo:rsid="00111d61" style:font-weight-asian="normal" style:font-weight-complex="normal"/>
    </style:style>
    <style:style style:name="T7" style:family="text">
      <style:text-properties officeooo:rsid="000c653a"/>
    </style:style>
    <style:style style:name="T8" style:family="text">
      <style:text-properties officeooo:rsid="000e61cf"/>
    </style:style>
    <style:style style:name="T9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10" style:family="text">
      <style:text-properties officeooo:rsid="00111d61"/>
    </style:style>
    <style:style style:name="T11" style:family="text">
      <style:text-properties officeooo:rsid="0011e1ad"/>
    </style:style>
    <style:style style:name="T12" style:family="text">
      <style:text-properties officeooo:rsid="0012e7d5"/>
    </style:style>
    <style:style style:name="T13" style:family="text">
      <style:text-properties officeooo:rsid="00130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Swallow Entity</text:span></text:p>
      <text:p text:style-name="P1"><text:span text:style-name="T1">Summary: </text:span><text:span text:style-name="T2">This is how </text:span><text:span text:style-name="T6">some black hole </text:span><text:span text:style-name="T3">swallows another entity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 <text:span text:style-name="T4">Next Level, Powerup</text:span></text:p>
      <text:p text:style-name="P1"><text:span text:style-name="T1">Participators:</text:span><text:span text:style-name="T2"> The player. </text:span><text:span text:style-name="T5">The swallowed entity. </text:span></text:p>
      <text:p text:style-name="P4">Normal flow of events</text:p>
      <text:p text:style-name="P5">The <text:span text:style-name="T10">black hole</text:span> swallows the <text:span text:style-name="T10">entity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10">black hole </text:span><text:span text:style-name="T7">moves into the entity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The <text:span text:style-name="T10">black hole</text:span> grows, <text:span text:style-name="T8">the mass of the swallowed entity is used to calculate how </text:span><text:span text:style-name="T10">much</text:span><text:span text:style-name="T8"> the </text:span><text:span text:style-name="T10">black hole</text:span><text:span text:style-name="T8"> thereupon grows. </text:span><text:span text:style-name="T13">The growth is smooth and is done gradually over time, not in one step. </text:span><text:span text:style-name="T12">The score of the black hole is also increased, based on the mass of the swallowed entity. </text:span><text:span text:style-name="T10">If the black hole is player controlled, and </text:span><text:span text:style-name="T8">If the player has grown big enough then UC Next Level is applied. </text:span></text:p>
          </table:table-cell>
        </table:table-row>
      </table:table>
      <text:p text:style-name="P8"/>
      <text:p text:style-name="P10">Alternative Flow</text:p>
      <text:p text:style-name="P9"><text:span text:style-name="T9">2.1. </text:span><text:span text:style-name="T8">If The swallowed entity is a powerup. Then UC Powerup is used.</text:span><text:span text:style-name="T11">(only applicable to playe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25T20:43:42</dc:date>
    <meta:editing-duration>PT59M46S</meta:editing-duration>
    <meta:editing-cycles>11</meta:editing-cycles>
    <meta:generator>LibreOffice/3.6$MacOSX_x86 LibreOffice_project/e29a214-2bbed72-0621de6-a97528c-8f066d</meta:generator>
    <meta:document-statistic meta:table-count="1" meta:image-count="0" meta:object-count="0" meta:page-count="1" meta:paragraph-count="16" meta:word-count="143" meta:character-count="803" meta:non-whitespace-character-count="673"/>
  </office:meta>
</office:document-meta>
</file>